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7a3b" officeooo:paragraph-rsid="001a7a3b"/>
    </style:style>
    <style:style style:name="P2" style:family="paragraph" style:parent-style-name="Standard">
      <style:text-properties officeooo:rsid="001a7a3b" officeooo:paragraph-rsid="001ab170"/>
    </style:style>
    <style:style style:name="P3" style:family="paragraph" style:parent-style-name="Standard">
      <style:text-properties officeooo:rsid="001ab170" officeooo:paragraph-rsid="001ab170"/>
    </style:style>
    <style:style style:name="P4" style:family="paragraph" style:parent-style-name="Standard">
      <style:text-properties officeooo:rsid="001adfd4" officeooo:paragraph-rsid="001ea998"/>
    </style:style>
    <style:style style:name="P5" style:family="paragraph" style:parent-style-name="Standard">
      <style:text-properties officeooo:rsid="001edbf5" officeooo:paragraph-rsid="001fc705"/>
    </style:style>
    <style:style style:name="P6" style:family="paragraph" style:parent-style-name="Standard">
      <style:text-properties officeooo:rsid="001fc705" officeooo:paragraph-rsid="001fc705"/>
    </style:style>
    <style:style style:name="P7" style:family="paragraph" style:parent-style-name="Standard">
      <style:text-properties officeooo:rsid="0022ce47" officeooo:paragraph-rsid="0022ce47"/>
    </style:style>
    <style:style style:name="P8" style:family="paragraph" style:parent-style-name="Standard">
      <style:text-properties officeooo:rsid="00241806" officeooo:paragraph-rsid="00241806"/>
    </style:style>
    <style:style style:name="P9" style:family="paragraph" style:parent-style-name="Standard">
      <style:text-properties officeooo:rsid="0025931f" officeooo:paragraph-rsid="0025931f"/>
    </style:style>
    <style:style style:name="P10" style:family="paragraph" style:parent-style-name="Standard">
      <style:text-properties officeooo:rsid="0025931f" officeooo:paragraph-rsid="00272554"/>
    </style:style>
    <style:style style:name="P11" style:family="paragraph" style:parent-style-name="Standard">
      <style:text-properties officeooo:paragraph-rsid="0025931f"/>
    </style:style>
    <style:style style:name="P12" style:family="paragraph" style:parent-style-name="Standard">
      <style:text-properties officeooo:rsid="0027b7d7" officeooo:paragraph-rsid="0027b7d7"/>
    </style:style>
    <style:style style:name="P13" style:family="paragraph" style:parent-style-name="Standard">
      <style:text-properties officeooo:rsid="00280bad" officeooo:paragraph-rsid="00280bad"/>
    </style:style>
    <style:style style:name="P14" style:family="paragraph" style:parent-style-name="Standard">
      <style:text-properties officeooo:rsid="0028c70a" officeooo:paragraph-rsid="0028c70a"/>
    </style:style>
    <style:style style:name="P15" style:family="paragraph" style:parent-style-name="Standard">
      <style:text-properties officeooo:rsid="00292c8a" officeooo:paragraph-rsid="00292c8a"/>
    </style:style>
    <style:style style:name="P16" style:family="paragraph" style:parent-style-name="Standard">
      <style:text-properties officeooo:rsid="00292c8a" officeooo:paragraph-rsid="0035ecd0"/>
    </style:style>
    <style:style style:name="P17" style:family="paragraph" style:parent-style-name="Standard">
      <style:text-properties officeooo:rsid="002acb9b" officeooo:paragraph-rsid="002acb9b"/>
    </style:style>
    <style:style style:name="P18" style:family="paragraph" style:parent-style-name="Standard">
      <style:text-properties officeooo:rsid="002acb9b" officeooo:paragraph-rsid="0035ecd0"/>
    </style:style>
    <style:style style:name="P19" style:family="paragraph" style:parent-style-name="Standard">
      <style:text-properties officeooo:rsid="002acb9b" officeooo:paragraph-rsid="0039b89e"/>
    </style:style>
    <style:style style:name="P20" style:family="paragraph" style:parent-style-name="Standard">
      <style:text-properties officeooo:rsid="0029517f" officeooo:paragraph-rsid="0035ecd0"/>
    </style:style>
    <style:style style:name="P21" style:family="paragraph" style:parent-style-name="Standard">
      <style:text-properties officeooo:rsid="002c9fd7" officeooo:paragraph-rsid="003d006a"/>
    </style:style>
    <style:style style:name="P22" style:family="paragraph" style:parent-style-name="Standard">
      <style:text-properties officeooo:rsid="001a7a3b" officeooo:paragraph-rsid="001a7a3b"/>
    </style:style>
    <style:style style:name="P23" style:family="paragraph" style:parent-style-name="Standard">
      <style:text-properties officeooo:rsid="001a7a3b" officeooo:paragraph-rsid="001ab170"/>
    </style:style>
    <style:style style:name="P24" style:family="paragraph" style:parent-style-name="Standard">
      <style:text-properties officeooo:rsid="003d006a" officeooo:paragraph-rsid="003d006a"/>
    </style:style>
    <style:style style:name="P25" style:family="paragraph" style:parent-style-name="Standard">
      <style:text-properties officeooo:rsid="001ab170" officeooo:paragraph-rsid="001ab170"/>
    </style:style>
    <style:style style:name="P26" style:family="paragraph" style:parent-style-name="Standard">
      <style:text-properties officeooo:rsid="001adfd4" officeooo:paragraph-rsid="003d006a"/>
    </style:style>
    <style:style style:name="P27" style:family="paragraph" style:parent-style-name="Standard">
      <style:text-properties officeooo:rsid="001b789e" officeooo:paragraph-rsid="001ea998"/>
    </style:style>
    <style:style style:name="P28" style:family="paragraph" style:parent-style-name="Standard">
      <style:text-properties officeooo:rsid="001edbf5" officeooo:paragraph-rsid="001fc705"/>
    </style:style>
    <style:style style:name="P29" style:family="paragraph" style:parent-style-name="Standard">
      <style:text-properties officeooo:rsid="001fc705" officeooo:paragraph-rsid="003d006a"/>
    </style:style>
    <style:style style:name="P30" style:family="paragraph" style:parent-style-name="Standard">
      <style:text-properties officeooo:rsid="00241806" officeooo:paragraph-rsid="00241806"/>
    </style:style>
    <style:style style:name="P31" style:family="paragraph" style:parent-style-name="Standard">
      <style:text-properties officeooo:rsid="0025931f" officeooo:paragraph-rsid="0025931f"/>
    </style:style>
    <style:style style:name="P32" style:family="paragraph" style:parent-style-name="Standard">
      <style:text-properties officeooo:paragraph-rsid="0025931f"/>
    </style:style>
    <style:style style:name="P33" style:family="paragraph" style:parent-style-name="Standard">
      <style:text-properties officeooo:rsid="0027b7d7" officeooo:paragraph-rsid="0027b7d7"/>
    </style:style>
    <style:style style:name="P34" style:family="paragraph" style:parent-style-name="Standard">
      <style:text-properties officeooo:rsid="0027b7d7" officeooo:paragraph-rsid="003d006a"/>
    </style:style>
    <style:style style:name="P35" style:family="paragraph" style:parent-style-name="Standard">
      <style:text-properties officeooo:rsid="00280bad" officeooo:paragraph-rsid="00280bad"/>
    </style:style>
    <style:style style:name="P36" style:family="paragraph" style:parent-style-name="Standard">
      <style:text-properties officeooo:rsid="00292c8a" officeooo:paragraph-rsid="00292c8a"/>
    </style:style>
    <style:style style:name="P37" style:family="paragraph" style:parent-style-name="Standard">
      <style:text-properties officeooo:rsid="00292c8a" officeooo:paragraph-rsid="0035ecd0"/>
    </style:style>
    <style:style style:name="P38" style:family="paragraph" style:parent-style-name="Standard">
      <style:text-properties officeooo:rsid="0028c70a" officeooo:paragraph-rsid="003d006a"/>
    </style:style>
    <style:style style:name="P39" style:family="paragraph" style:parent-style-name="Standard">
      <style:text-properties officeooo:rsid="002acb9b" officeooo:paragraph-rsid="003d006a"/>
    </style:style>
    <style:style style:name="P40" style:family="paragraph" style:parent-style-name="Standard">
      <style:text-properties officeooo:rsid="00378ea6" officeooo:paragraph-rsid="00378ea6"/>
    </style:style>
    <style:style style:name="T1" style:family="text">
      <style:text-properties officeooo:rsid="001ab170"/>
    </style:style>
    <style:style style:name="T2" style:family="text">
      <style:text-properties officeooo:rsid="001adfd4"/>
    </style:style>
    <style:style style:name="T3" style:family="text">
      <style:text-properties officeooo:rsid="001b789e"/>
    </style:style>
    <style:style style:name="T4" style:family="text">
      <style:text-properties officeooo:rsid="001fc705"/>
    </style:style>
    <style:style style:name="T5" style:family="text">
      <style:text-properties officeooo:rsid="0020e190"/>
    </style:style>
    <style:style style:name="T6" style:family="text">
      <style:text-properties officeooo:rsid="0025931f"/>
    </style:style>
    <style:style style:name="T7" style:family="text">
      <style:text-properties officeooo:rsid="00280bad"/>
    </style:style>
    <style:style style:name="T8" style:family="text">
      <style:text-properties officeooo:rsid="0028c70a"/>
    </style:style>
    <style:style style:name="T9" style:family="text">
      <style:text-properties officeooo:rsid="0029517f"/>
    </style:style>
    <style:style style:name="T10" style:family="text">
      <style:text-properties officeooo:rsid="002c9fd7"/>
    </style:style>
    <style:style style:name="T11" style:family="text">
      <style:text-properties officeooo:rsid="0030cbb5"/>
    </style:style>
    <style:style style:name="T12" style:family="text">
      <style:text-properties officeooo:rsid="0035ecd0"/>
    </style:style>
    <style:style style:name="T13" style:family="text">
      <style:text-properties officeooo:rsid="003633b2"/>
    </style:style>
    <style:style style:name="T14" style:family="text">
      <style:text-properties officeooo:rsid="003d00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Open Web, what is it and <text:span text:style-name="T14">how should we fight for it</text:span>?</text:p>
      <text:p text:style-name="P1"/>
      <text:p text:style-name="P24">***change***</text:p>
      <text:p text:style-name="P1"/>
      <text:p text:style-name="P24">Agenda</text:p>
      <text:p text:style-name="P24"/>
      <text:p text:style-name="P24">***change***</text:p>
      <text:p text:style-name="P24"/>
      <text:p text:style-name="P24">Intro</text:p>
      <text:p text:style-name="P24"/>
      <text:p text:style-name="P24">***change***</text:p>
      <text:p text:style-name="P1"/>
      <text:p text:style-name="P1">To explain what the notion of the Open Web is, we need a little bit of history. Does anyone know who this is and what he did?</text:p>
      <text:p text:style-name="P1"/>
      <text:p text:style-name="P2">Tim Berners-Lee invented http and in so doing the <text:span text:style-name="T2">internet.</text:span> After inventing http <text:span text:style-name="T1">he had a choice, he could patent it and make it proprietary, thereby making him a very rich man, or he could make it a global standard. Tim chose to make http a global standard because he thought if he patented http there would be no global internet, just a number of small proprietary networks, a spliternet.</text:span></text:p>
      <text:p text:style-name="P2"/>
      <text:p text:style-name="P24">***change***</text:p>
      <text:p text:style-name="P24"/>
      <text:p text:style-name="P3">Imagine trying to find things online. You search the first network, don’t find anything, well, that doesn’t mean it’s not online, log out, log into the second network, etc etc. The internet just isn’t as useful if its fragmented.</text:p>
      <text:p text:style-name="P3"/>
      <text:p text:style-name="P3">Not to mention that i<text:span text:style-name="T12">f</text:span> the protocols are proprietary, you can bet some if not all of those networks would be behind a paywall. Imagine having to pay to access multiple <text:span text:style-name="T2">internets</text:span> on top of paying for the connection. </text:p>
      <text:p text:style-name="P3"/>
      <text:p text:style-name="P24">***change but go back one***</text:p>
      <text:p text:style-name="P3"/>
      <text:p text:style-name="P26">This guy saved us from that nightmare, <text:span text:style-name="T3">and in so doing started the Open Web movement. </text:span></text:p>
      <text:p text:style-name="P26"/>
      <text:p text:style-name="P26"><text:span text:style-name="T14">***change***</text:span></text:p>
      <text:p text:style-name="P26"/>
      <text:p text:style-name="P26"><text:span text:style-name="T14">So, the Open Web movement is the idea that the internet is the greatest thing humanity has ever created, it is the repository of our race’s entire collected knowledge that also happens to eliminating geography, so we need to protect this thing. </text:span></text:p>
      <text:p text:style-name="P26"/>
      <text:p text:style-name="P26"><text:span text:style-name="T14">***change***</text:span></text:p>
      <text:p text:style-name="P26"/>
      <text:p text:style-name="P26"><text:span text:style-name="T14">Sure, most of us might only use the Internet to look at cat memes but don’t judge everyone’s internet useage off your own. </text:span></text:p>
      <text:p text:style-name="P26"/>
      <text:p text:style-name="P24">***change***</text:p>
      <text:p text:style-name="P4"/>
      <text:p text:style-name="P27">Just because you aren’t reading five different cutting edge scientific papers and with this collected information you’re about to make a breakthrough in cancer research, doesn’t mean someone isn’t! Advancement of the entire human race is accelerated by the internet, our futures depend on it, we all have a stake in it.</text:p>
      <text:p text:style-name="P27"/>
      <text:p text:style-name="P24"><text:soft-page-break/>***change***</text:p>
      <text:p text:style-name="P4"/>
      <text:p text:style-name="P5">Back to our history, the next big thing to threaten open access to the internet was Microsoft. It was the late 1990s and it looked like everything to <text:span text:style-name="T11">do with</text:span> computers would be a Microsoft product. Windows <text:span text:style-name="T12">and </text:span>Microsoft office<text:span text:style-name="T4"> was virtually everyone’s computing experience and Internet Explorer had just been made free, so it was the main browser. Microsoft was effectively in a position to say “we control how you see the internet, we are the gatekeeper with a monopoly, we control the internet by proxy.” </text:span></text:p>
      <text:p text:style-name="P5"/>
      <text:p text:style-name="P24">***change***</text:p>
      <text:p text:style-name="P5"/>
      <text:p text:style-name="P29"><text:span text:style-name="T12">Then</text:span> the browser market fragment<text:span text:style-name="T12">ed.</text:span> <text:span text:style-name="T5">I’m still not convinced it was entirely for altruistic reasons but Netscape, </text:span></text:p>
      <text:p text:style-name="P29"/>
      <text:p text:style-name="P29"><text:span text:style-name="T14">***change***</text:span></text:p>
      <text:p text:style-name="P29"/>
      <text:p text:style-name="P29"><text:span text:style-name="T14">a company basically no one remembers nowadays, found it couldn’t compete with Microsoft. IE had just been made free and Netscape Communicator cost money to purchase. Since Netscape was going to the wall anyway they released their source code online for free. Their plan was to trump Microsoft in manpower, to make a browser that hundreds of thousands of people could contribute to, making the world’s largest open source project. </text:span></text:p>
      <text:p text:style-name="P29"/>
      <text:p text:style-name="P29"><text:span text:style-name="T14">***change***</text:span></text:p>
      <text:p text:style-name="P29"/>
      <text:p text:style-name="P29"><text:span text:style-name="T14">The division of Netscape that ran this project was called Mozilla.</text:span></text:p>
      <text:p text:style-name="P6"/>
      <text:p text:style-name="P8">Took four years but at the end of it Mozilla had a working open source browser called Firefox. This broke Microsoft’s monopoly <text:span text:style-name="T12">on browsers.</text:span></text:p>
      <text:p text:style-name="P7"/>
      <text:p text:style-name="P8">Great. <text:span text:style-name="T12">The internet is free. </text:span>What else is there left to do? <text:span text:style-name="T6">The top four threats to the internet at the moment according to research by the Pew Research centre are:</text:span></text:p>
      <text:p text:style-name="P8"/>
      <text:p text:style-name="P24">***change***</text:p>
      <text:p text:style-name="P2"/>
      <text:p text:style-name="P9">1. Actions by nation-states to maintain security and political control will lead to more blocking, filtering, segmentation, and balkanization of the Internet.</text:p>
      <text:p text:style-name="P9"/>
      <text:p text:style-name="P24">***change***</text:p>
      <text:p text:style-name="P24"/>
      <text:p text:style-name="P9">2. Trust will evaporate in the wake of revelations about government and corporate surveillance and likely greater surveillance in the future.</text:p>
      <text:p text:style-name="P24"/>
      <text:p text:style-name="P24">***change***</text:p>
      <text:p text:style-name="P9"/>
      <text:p text:style-name="P11"><text:span text:style-name="T6">3. </text:span>Commercial pressures affecting everything from Internet architecture to the flow of information will endanger the open structure of online life.</text:p>
      <text:p text:style-name="P11"/>
      <text:p text:style-name="P24">***change***</text:p>
      <text:p text:style-name="P11"/>
      <text:p text:style-name="P9">4. Efforts to fix the TMI (too much information) problem might over-compensate and actually thwart content sharing.</text:p>
      <text:p text:style-name="P9"/>
      <text:p text:style-name="P24"><text:soft-page-break/>***change***</text:p>
      <text:p text:style-name="P9"/>
      <text:p text:style-name="P10">Looking at the first point, China is the poster child. <text:span text:style-name="T12">They started what they called the Golden Shield project which gave rise to the Great Firewall of China. The firewall is basically a key word filter, blocking connections referencing anything the Communist Part of China don't like, but it searches every aspect of the connection information can be gathered on. It will block blacklisted IP addresses, refuse connections and/or redirecting from particular Domain Names, it will scan the URL for flagged key words and it inspects individual packets for bad words.</text:span></text:p>
      <text:p text:style-name="P10"/>
      <text:p text:style-name="P12">Once an undesirable connection has been identified the connection can simply be cut or the firewall can perform a man in the middle attack, recording the information flowing through it and potentially manipulating it.</text:p>
      <text:p text:style-name="P12"/>
      <text:p text:style-name="P24">***change***</text:p>
      <text:p text:style-name="P12"/>
      <text:p text:style-name="P34">The point of all this is a little more profound than simply catching dissidents. </text:p>
      <text:p text:style-name="P34"/>
      <text:p text:style-name="P34"><text:span text:style-name="T14">***change***</text:span></text:p>
      <text:p text:style-name="P34"/>
      <text:p text:style-name="P34">The Chinese Communist party wants to control people’s perceptions. If I control how you perceive the world I control what you think. China control’s their people’s perceptions in two key ways, first being the Great Firewall, I simply prevent you from seeing any negative news about the Chinese Communist party, but China also has a government propaganda arm devoted to flooding their internal internet with positive stories about the government. If all you see are good things about the government day in and day out, and everyone else online is saying nothing but good things, things must be good, right? <text:span text:style-name="T7">Contrary to popular belief China rarely confronts dissidents directly, that simply hardens people against the government. They control perception. This is particlarly insidious because it’s very hard to strike at dissidents outside your borders but perception can be projected outside of your borders just fine.</text:span></text:p>
      <text:p text:style-name="P12"/>
      <text:p text:style-name="P13">China is one of the world’s largest markets with a rising middle class. Many companies cannot afford to not do business in China. But if you as a company speak out against China your website won’t appear to the Chinese people. If you want to do business in China you have to voluntarily self censor. The Chinese Communist party has turned capitalism into a weapon <text:span text:style-name="T8">through which they</text:span> projec<text:span text:style-name="T8">t their chosen image, and therefore control how they are perceived, globally. </text:span></text:p>
      <text:p text:style-name="P13"/>
      <text:p text:style-name="P24">***change***</text:p>
      <text:p text:style-name="P13"/>
      <text:p text:style-name="P15">Another problem with what China is doing is that the Chinese Intranet looks very different from the outside world’s Internet, they have government approved social media, press etc, and you can’t search the entirety of the internet from inside China. </text:p>
      <text:p text:style-name="P15"/>
      <text:p text:style-name="P15">Kinda sounds like the spliternet I spoke about at the beginning, doesn’t it? </text:p>
      <text:p text:style-name="P15"/>
      <text:p text:style-name="P15">We may have avoided the segmentation of the internet at its inception but nations might impose it on us anyway if we’re not careful.</text:p>
      <text:p text:style-name="P15"/>
      <text:p text:style-name="P24">***change***</text:p>
      <text:p text:style-name="P13"/>
      <text:p text:style-name="P38">Now, to trust. All that stuff about China is pretty scary. And the U.S. has Prism. And Russia is using Wikileaks as a mouthpiece. The internet just seems to be one big geopolitical tool. <text:span text:style-name="T13">If</text:span> I want to avoid being caught up in all this </text:p>
      <text:p text:style-name="P38"><text:soft-page-break/></text:p>
      <text:p text:style-name="P38"><text:span text:style-name="T14">***change***</text:span></text:p>
      <text:p text:style-name="P38"/>
      <text:p text:style-name="P38">I should just opt out of the internet. But then we lose all the utility I mentioned earlier.</text:p>
      <text:p text:style-name="P38"/>
      <text:p text:style-name="P24">***change***</text:p>
      <text:p text:style-name="P14"/>
      <text:p text:style-name="P15">Alternatively, rather than opt out, let’s make another internet, more secure and more open than the last one so nations can’t have their geopolitical games with our global resource. Now we have competing standards and a splinternet. </text:p>
      <text:p text:style-name="P1"/>
      <text:p text:style-name="P15">Erode trust in something and you erode efficacy, no two ways you can cut it.</text:p>
      <text:p text:style-name="P15"/>
      <text:p text:style-name="P24">***change***</text:p>
      <text:p text:style-name="P15"/>
      <text:p text:style-name="P16">Next, commercial pressures. There is a lot of money to be made in a splinternet, in the short term. By turning everything into a walled garden the companies that control access to these gardens would make <text:span text:style-name="T9">untold fortunes. They’d be shooting themselves in the foot though because these walled gardens lower the utility of the internet. But since when did you ever see a for profit corporation take the long view over next year’s bottom line? And since when did a for profit corporation ever shy away from a profitable market, however unethical? </text:span></text:p>
      <text:p text:style-name="P16"/>
      <text:p text:style-name="P24">***change***</text:p>
      <text:p text:style-name="P16"/>
      <text:p text:style-name="P20">We are seeing a hyper segmented version of the splinternet rise through individual websites putting up paywalls. Imagine if every website had a paywall? We’re lucky in that we started from a open baseline and economics disincentivises people from moving early because if you’re the one guy with a paywall and no one else has one then you just lose business. But if everyone else has a paywall, you might as well, too.</text:p>
      <text:p text:style-name="P20"/>
      <text:p text:style-name="P24">***change***</text:p>
      <text:p text:style-name="P1"/>
      <text:p text:style-name="P18">Looking at the too much information problem and overcensoring, this is probably the point we know the littlest about but since the U.S. elections you cannot go a single day without hearing or reading the words fake news or alternative facts fifteen or more times, and facebook has been forced to look into the issue so I guarantee you we’re <text:span text:style-name="T14">going to see more of this.</text:span> </text:p>
      <text:p text:style-name="P18"/>
      <text:p text:style-name="P39">The big problem in this space that people are flagging is that more companies are going to be forced, like facebook, to filter, potentially through algorithms and AI, and facts show humans bring their own biases into algorithms and AI, a talk in and of itself, but by the very fact they’re forced to filter they will quickly realise they can filter to their economic benefit. So we have for profit companies choosing what we see. As it said this is a young field, but just that statement, </text:p>
      <text:p text:style-name="P39"/>
      <text:p text:style-name="P39"><text:span text:style-name="T14">***change***</text:span></text:p>
      <text:p text:style-name="P39"/>
      <text:p text:style-name="P39">for profit companies choosing what we see, doesn’t sound good at all.</text:p>
      <text:p text:style-name="P39"/>
      <text:p text:style-name="P24">***change***</text:p>
      <text:p text:style-name="P17"/>
      <text:p text:style-name="P19">So, to summarise, the Open Web is the idea that the internet is open and free for all, giving the human race the greatest benefit, <text:span text:style-name="T10">and we should fight for it because we need that benefit. </text:span></text:p>
      <text:p text:style-name="P19"/>
      <text:p text:style-name="P21"><text:soft-page-break/>How do we fight? Contribute to open source. I mean, Mozilla is always looking for volunteers but just contribute to some form of open source. <text:span text:style-name="T14">You don’t need technical skills, you can write documentation if you can’t write code and you can contribute just by using the things people build.</text:span> We need to show governments and corporations that we control the internet, not them, and that there’s just no point in messing with it. When they try and do stupid things we just build around them, like </text:p>
      <text:p text:style-name="P21"/>
      <text:p text:style-name="P21"><text:span text:style-name="T14">***change***</text:span></text:p>
      <text:p text:style-name="P21"/>
      <text:p text:style-name="P21">oh, nice firewall China, </text:p>
      <text:p text:style-name="P21"/>
      <text:p text:style-name="P21"><text:span text:style-name="T14">***change***</text:span></text:p>
      <text:p text:style-name="P21"/>
      <text:p text:style-name="P21">here’s a forked version of Firefox called the Tor Browser Bundle that lets users completely bypass your firewall </text:p>
      <text:p text:style-name="P21"/>
      <text:p text:style-name="P21"><text:span text:style-name="T14">***change***</text:span></text:p>
      <text:p text:style-name="P21"/>
      <text:p text:style-name="P21">kthanx bi! They will eventually see their efforts are useless. But we have to make them useless, we have to build things, this is how we fight.</text:p>
      <text:p text:style-name="P21"/>
      <text:p text:style-name="P24">Freeball about aesymetry in conflict, cheap open source like Tor against expensive government programs like GF</text:p>
      <text:p text:style-name="P24"/>
      <text:p text:style-name="P24">Freeball about New York Subway study</text:p>
      <text:p text:style-name="P24"/>
      <text:p text:style-name="P24">Freeball about software not generally being illegal and what to do if govt tries to pass legislation PIPA/SOPA</text:p>
      <text:p text:style-name="P17"/>
      <text:p text:style-name="P40">Now, to end on a slightly more happy and positive note.</text:p>
      <text:p text:style-name="P40"/>
      <text:p text:style-name="P24">***change***</text:p>
      <text:p text:style-name="P40"/>
      <text:p text:style-name="P24">Any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4T16:27:14.306000000</meta:creation-date>
    <dc:date>2017-03-03T18:21:28.360000000</dc:date>
    <meta:editing-duration>PT39M52S</meta:editing-duration>
    <meta:editing-cycles>5</meta:editing-cycles>
    <meta:generator>LibreOffice/5.3.0.3$Windows_x86 LibreOffice_project/7074905676c47b82bbcfbea1aeefc84afe1c50e1</meta:generator>
    <meta:document-statistic meta:table-count="0" meta:image-count="0" meta:object-count="0" meta:page-count="5" meta:paragraph-count="80" meta:word-count="1793" meta:character-count="10693" meta:non-whitespace-character-count="8960"/>
  </office:meta>
</office:document-meta>
</file>